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14cac2e" officeooo:paragraph-rsid="014cac2e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6" style:family="paragraph" style:parent-style-name="Standard">
      <style:text-properties fo:language="en" fo:country="US" officeooo:paragraph-rsid="0031b7c8"/>
    </style:style>
    <style:style style:name="P17" style:family="paragraph" style:parent-style-name="Standard">
      <style:paragraph-properties fo:text-align="justify" style:justify-single-word="false"/>
      <style:text-properties officeooo:paragraph-rsid="0031b7c8"/>
    </style:style>
    <style:style style:name="P18" style:family="paragraph" style:parent-style-name="Standard">
      <style:paragraph-properties fo:text-align="justify" style:justify-single-word="false"/>
      <style:text-properties officeooo:rsid="01f6078b" officeooo:paragraph-rsid="01f6078b"/>
    </style:style>
    <style:style style:name="P19" style:family="paragraph" style:parent-style-name="Standard">
      <style:paragraph-properties fo:text-align="justify" style:justify-single-word="false"/>
      <style:text-properties officeooo:rsid="01f73195" officeooo:paragraph-rsid="01f73195"/>
    </style:style>
    <style:style style:name="P20" style:family="paragraph" style:parent-style-name="Footnote">
      <style:text-properties officeooo:paragraph-rsid="001693eb"/>
    </style:style>
    <style:style style:name="P21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2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5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6" style:family="paragraph" style:parent-style-name="Text">
      <style:paragraph-properties fo:margin-left="0in" fo:margin-right="0in" fo:text-indent="0in" style:auto-text-indent="false"/>
      <style:text-properties fo:language="en" fo:country="US" fo:font-weight="normal" officeooo:rsid="01cc82e5" officeooo:paragraph-rsid="01baf532" style:font-weight-asian="normal" style:font-weight-complex="normal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officeooo:rsid="002ca538" officeooo:paragraph-rsid="002ca538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1cb579f" officeooo:paragraph-rsid="01cc82e5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officeooo:rsid="014272a9" officeooo:paragraph-rsid="0140c4e8"/>
    </style:style>
    <style:style style:name="P30" style:family="paragraph" style:parent-style-name="Text">
      <style:paragraph-properties fo:margin-left="0in" fo:margin-right="0in" fo:text-indent="0in" style:auto-text-indent="false"/>
      <style:text-properties fo:language="en" fo:country="US" officeooo:paragraph-rsid="0027dd59"/>
    </style:style>
    <style:style style:name="P31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fo:language="en" fo:country="US" officeooo:paragraph-rsid="0215d328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34" style:family="paragraph" style:parent-style-name="Text">
      <style:paragraph-properties fo:margin-left="0in" fo:margin-right="0in" fo:text-indent="0in" style:auto-text-indent="false"/>
      <style:text-properties fo:language="en" fo:country="US" officeooo:paragraph-rsid="0121c236"/>
    </style:style>
    <style:style style:name="P35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36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37" style:family="paragraph" style:parent-style-name="Text">
      <style:paragraph-properties fo:margin-left="0in" fo:margin-right="0in" fo:text-indent="0in" style:auto-text-indent="false"/>
      <style:text-properties officeooo:rsid="01460c0d" officeooo:paragraph-rsid="014c3f71"/>
    </style:style>
    <style:style style:name="P38" style:family="paragraph" style:parent-style-name="Text">
      <style:paragraph-properties fo:margin-left="0in" fo:margin-right="0in" fo:text-indent="0in" style:auto-text-indent="false"/>
      <style:text-properties fo:font-size="10pt" officeooo:rsid="01460c0d" officeooo:paragraph-rsid="014c3f71" style:font-size-asian="10pt" style:font-size-complex="10pt"/>
    </style:style>
    <style:style style:name="P39" style:family="paragraph" style:parent-style-name="Text">
      <style:paragraph-properties fo:margin-left="0in" fo:margin-right="0in" fo:text-indent="0in" style:auto-text-indent="false"/>
      <style:text-properties fo:font-size="10pt" officeooo:rsid="01e1d9f0" officeooo:paragraph-rsid="01e1d9f0" style:font-size-asian="10pt" style:font-size-complex="10pt"/>
    </style:style>
    <style:style style:name="P40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0cb2ba"/>
    </style:style>
    <style:style style:name="P41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42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officeooo:rsid="01520c10" officeooo:paragraph-rsid="01520c10" style:font-size-asian="10pt" style:font-style-asian="italic" style:font-size-complex="10pt" style:font-style-complex="italic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fo:font-weight="bold" officeooo:rsid="0153fcbd" officeooo:paragraph-rsid="01520c10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ext">
      <style:paragraph-properties fo:margin-left="0in" fo:margin-right="0in" fo:text-indent="0in" style:auto-text-indent="false" fo:padding="0in" fo:border="none"/>
      <style:text-properties fo:language="en" fo:country="US" officeooo:rsid="0140c4e8" officeooo:paragraph-rsid="01d9886f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e91851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f950e" officeooo:paragraph-rsid="01ef950e"/>
    </style:style>
    <style:style style:name="P47" style:family="paragraph" style:parent-style-name="IndexTerms">
      <style:text-properties fo:language="en" fo:country="US" officeooo:paragraph-rsid="012b0d06"/>
    </style:style>
    <style:style style:name="P48" style:family="paragraph" style:parent-style-name="Abstract">
      <style:text-properties fo:language="en" fo:country="US" officeooo:paragraph-rsid="020bfd1b"/>
    </style:style>
    <style:style style:name="P49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91851" officeooo:paragraph-rsid="01ee0031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2261ad2" officeooo:paragraph-rsid="02261ad2"/>
    </style:style>
    <style:style style:name="P52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normal" officeooo:rsid="01471c43" officeooo:paragraph-rsid="006f2709" style:font-size-asian="10pt" style:font-style-asian="normal" style:font-size-complex="10pt" style:font-style-complex="normal"/>
    </style:style>
    <style:style style:name="P53" style:family="paragraph" style:parent-style-name="Heading_20_1" style:list-style-name="WWNum2">
      <style:text-properties fo:language="en" fo:country="US" officeooo:rsid="000c930e" officeooo:paragraph-rsid="000c930e"/>
    </style:style>
    <style:style style:name="P54" style:family="paragraph" style:parent-style-name="Heading_20_1">
      <style:paragraph-properties fo:margin-left="0in" fo:margin-right="0in" fo:text-indent="0in" style:auto-text-indent="false" fo:padding="0in" fo:border="none"/>
      <style:text-properties fo:language="en" fo:country="US" officeooo:rsid="0137da0d" officeooo:paragraph-rsid="01d9886f"/>
    </style:style>
    <style:style style:name="P55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rsid="01f05562" officeooo:paragraph-rsid="01f05562"/>
    </style:style>
    <style:style style:name="P56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460c0d"/>
    </style:style>
    <style:style style:name="P57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officeooo:paragraph-rsid="014c3f71"/>
    </style:style>
    <style:style style:name="P58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 fo:padding="0in" fo:border="none"/>
      <style:text-properties fo:language="en" fo:country="US" officeooo:rsid="01e91851" officeooo:paragraph-rsid="01e91851"/>
    </style:style>
    <style:style style:name="P59" style:family="paragraph" style:parent-style-name="Footnote" style:master-page-name="Converted2">
      <style:paragraph-properties style:page-number="auto"/>
    </style:style>
    <style:style style:name="P60" style:family="paragraph" style:parent-style-name="Text">
      <style:paragraph-properties fo:margin-left="0in" fo:margin-right="0in" fo:text-indent="0in" style:auto-text-indent="false"/>
      <style:text-properties fo:language="en" fo:country="US" officeooo:rsid="0212b8f3" officeooo:paragraph-rsid="0215d328"/>
    </style:style>
    <style:style style:name="P61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50d41" officeooo:paragraph-rsid="0121c236" style:font-style-asian="normal" style:font-weight-asian="normal" style:font-weight-complex="normal"/>
    </style:style>
    <style:style style:name="P62" style:family="paragraph" style:parent-style-name="Text">
      <style:paragraph-properties fo:margin-left="0in" fo:margin-right="0in" fo:text-indent="0in" style:auto-text-indent="false"/>
      <style:text-properties fo:language="en" fo:country="US" officeooo:rsid="02263bbf" officeooo:paragraph-rsid="02263bbf"/>
    </style:style>
    <style:style style:name="P63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64" style:family="paragraph" style:parent-style-name="Text">
      <style:paragraph-properties fo:margin-left="0in" fo:margin-right="0in" fo:text-indent="0in" style:auto-text-indent="false"/>
      <style:text-properties fo:language="en" fo:country="US" officeooo:rsid="022aacb8" officeooo:paragraph-rsid="022aacb8"/>
    </style:style>
    <style:style style:name="P65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66" style:family="paragraph" style:parent-style-name="Text" style:master-page-name="Landscape">
      <style:paragraph-properties fo:margin-left="0in" fo:margin-right="0in" fo:text-indent="0in" style:auto-text-indent="false" style:page-number="auto"/>
      <style:text-properties fo:language="en" fo:country="US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fo:language="es" fo:country="VE" officeooo:rsid="013e11c6"/>
    </style:style>
    <style:style style:name="T7" style:family="text">
      <style:text-properties fo:language="es" fo:country="VE" officeooo:rsid="01401c70"/>
    </style:style>
    <style:style style:name="T8" style:family="text">
      <style:text-properties fo:language="es" fo:country="VE" officeooo:rsid="020a34a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fo:font-weight="bold" officeooo:rsid="0091ff7c" style:font-weight-asian="bold" style:font-weight-complex="bold"/>
    </style:style>
    <style:style style:name="T12" style:family="text">
      <style:text-properties fo:font-weight="bold" officeooo:rsid="009b8c4e" style:font-weight-asian="bold" style:font-weight-complex="bold"/>
    </style:style>
    <style:style style:name="T13" style:family="text">
      <style:text-properties fo:font-weight="bold" officeooo:rsid="00a6dad0" style:font-weight-asian="bold" style:font-weight-complex="bold"/>
    </style:style>
    <style:style style:name="T14" style:family="text">
      <style:text-properties fo:font-weight="bold" officeooo:rsid="0039f6a8" style:font-weight-asian="bold" style:font-weight-complex="bold"/>
    </style:style>
    <style:style style:name="T15" style:family="text">
      <style:text-properties fo:font-weight="bold" officeooo:rsid="00d2c8c8" style:font-weight-asian="bold" style:font-weight-complex="bold"/>
    </style:style>
    <style:style style:name="T16" style:family="text">
      <style:text-properties fo:font-weight="bold" officeooo:rsid="00e6fa5b" style:font-weight-asian="bold" style:font-weight-complex="bold"/>
    </style:style>
    <style:style style:name="T17" style:family="text">
      <style:text-properties fo:font-weight="bold" officeooo:rsid="00f913ca" style:font-weight-asian="bold" style:font-weight-complex="bold"/>
    </style:style>
    <style:style style:name="T18" style:family="text">
      <style:text-properties fo:font-weight="bold" officeooo:rsid="01086046" style:font-weight-asian="bold" style:font-weight-complex="bold"/>
    </style:style>
    <style:style style:name="T19" style:family="text">
      <style:text-properties style:font-name="Times new roman" fo:language="es" fo:country="VE"/>
    </style:style>
    <style:style style:name="T20" style:family="text">
      <style:text-properties style:font-name="Times new roman" fo:language="es" fo:country="VE" officeooo:rsid="0009a37e"/>
    </style:style>
    <style:style style:name="T21" style:family="text">
      <style:text-properties style:font-name="Times new roman" fo:font-style="italic" fo:font-weight="bold" officeooo:rsid="000c18c8" style:font-style-asian="italic" style:font-weight-asian="bold" style:font-weight-complex="bold"/>
    </style:style>
    <style:style style:name="T22" style:family="text">
      <style:text-properties style:font-name="Times new roman" fo:font-style="italic" fo:font-weight="bold" officeooo:rsid="000c7581" style:font-style-asian="italic" style:font-weight-asian="bold" style:font-weight-complex="bold"/>
    </style:style>
    <style:style style:name="T23" style:family="text">
      <style:text-properties style:font-name="Times new roman" fo:font-size="6pt" fo:font-weight="bold" officeooo:rsid="000c18c8" style:font-size-asian="6pt" style:font-weight-asian="bold" style:font-size-complex="6pt" style:font-weight-complex="bold"/>
    </style:style>
    <style:style style:name="T24" style:family="text">
      <style:text-properties style:font-name="Times new roman" fo:font-size="6pt" fo:font-weight="bold" officeooo:rsid="020bfd1b" style:font-size-asian="6pt" style:font-weight-asian="bold" style:font-size-complex="6pt" style:font-weight-complex="bold"/>
    </style:style>
    <style:style style:name="T25" style:family="text">
      <style:text-properties style:font-name="Times new roman" fo:font-size="6pt" fo:font-weight="bold" officeooo:rsid="020bca01" style:font-size-asian="6pt" style:font-weight-asian="bold" style:font-size-complex="6pt" style:font-weight-complex="bold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fo:font-weight="bold" officeooo:rsid="000c18c8" style:font-weight-asian="bold" style:font-weight-complex="bold"/>
    </style:style>
    <style:style style:name="T28" style:family="text">
      <style:text-properties style:font-name="Times new roman" fo:font-weight="bold" officeooo:rsid="020bfd1b" style:font-weight-asian="bold" style:font-weight-complex="bold"/>
    </style:style>
    <style:style style:name="T29" style:family="text">
      <style:text-properties style:font-name="Times new roman" fo:font-weight="bold" officeooo:rsid="020dd545" style:font-weight-asian="bold" style:font-weight-complex="bold"/>
    </style:style>
    <style:style style:name="T30" style:family="text">
      <style:text-properties style:font-name="Times new roman" fo:font-style="normal" fo:font-weight="bold" officeooo:rsid="01205dd6" style:font-style-asian="normal" style:font-weight-asian="bold" style:font-style-complex="normal" style:font-weight-complex="bold"/>
    </style:style>
    <style:style style:name="T31" style:family="text">
      <style:text-properties style:font-name="Times new roman" fo:font-weight="normal" style:font-weight-asian="normal" style:font-weight-complex="normal"/>
    </style:style>
    <style:style style:name="T32" style:family="text">
      <style:text-properties fo:font-size="6pt" officeooo:rsid="000e974a" style:font-size-asian="5.25pt" style:font-size-complex="6pt"/>
    </style:style>
    <style:style style:name="T33" style:family="text">
      <style:text-properties fo:font-style="italic" officeooo:rsid="000c7581" style:font-style-asian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14272a9" style:font-style-asian="italic" style:font-style-complex="italic"/>
    </style:style>
    <style:style style:name="T36" style:family="text">
      <style:text-properties fo:font-style="italic" officeooo:rsid="01374f72" style:font-style-asian="italic"/>
    </style:style>
    <style:style style:name="T37" style:family="text">
      <style:text-properties fo:language="en" fo:country="US" officeooo:rsid="01f3d484"/>
    </style:style>
    <style:style style:name="T38" style:family="text">
      <style:text-properties fo:language="en" fo:country="US" officeooo:rsid="01f91ab3"/>
    </style:style>
    <style:style style:name="T39" style:family="text">
      <style:text-properties officeooo:rsid="000cb2ba"/>
    </style:style>
    <style:style style:name="T40" style:family="text">
      <style:text-properties officeooo:rsid="000e974a"/>
    </style:style>
    <style:style style:name="T41" style:family="text">
      <style:text-properties officeooo:rsid="0010a6c8"/>
    </style:style>
    <style:style style:name="T42" style:family="text">
      <style:text-properties officeooo:rsid="0012ad91"/>
    </style:style>
    <style:style style:name="T43" style:family="text">
      <style:text-properties fo:font-size="10pt" fo:font-style="italic" style:font-size-asian="10pt" style:font-style-asian="italic" style:font-size-complex="10pt" style:font-style-complex="italic"/>
    </style:style>
    <style:style style:name="T44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officeooo:rsid="009099aa"/>
    </style:style>
    <style:style style:name="T49" style:family="text">
      <style:text-properties officeooo:rsid="009b8c4e"/>
    </style:style>
    <style:style style:name="T50" style:family="text">
      <style:text-properties officeooo:rsid="00acbd70"/>
    </style:style>
    <style:style style:name="T51" style:family="text">
      <style:text-properties officeooo:rsid="00d2490f"/>
    </style:style>
    <style:style style:name="T52" style:family="text">
      <style:text-properties officeooo:rsid="00e4cff1"/>
    </style:style>
    <style:style style:name="T53" style:family="text">
      <style:text-properties officeooo:rsid="00f73fb0"/>
    </style:style>
    <style:style style:name="T54" style:family="text">
      <style:text-properties officeooo:rsid="01086046"/>
    </style:style>
    <style:style style:name="T55" style:family="text">
      <style:text-properties officeooo:rsid="014272a9"/>
    </style:style>
    <style:style style:name="T56" style:family="text">
      <style:text-properties officeooo:rsid="01dadcd0"/>
    </style:style>
    <style:style style:name="T57" style:family="text">
      <style:text-properties officeooo:rsid="01e0d1be"/>
    </style:style>
    <style:style style:name="T58" style:family="text">
      <style:text-properties officeooo:rsid="01e1d9f0"/>
    </style:style>
    <style:style style:name="T59" style:family="text">
      <style:text-properties officeooo:rsid="01e2241e"/>
    </style:style>
    <style:style style:name="T60" style:family="text">
      <style:text-properties officeooo:rsid="01ed97ea"/>
    </style:style>
    <style:style style:name="T61" style:family="text">
      <style:text-properties officeooo:rsid="002ca538"/>
    </style:style>
    <style:style style:name="T62" style:family="text">
      <style:text-properties officeooo:rsid="01f91ab3"/>
    </style:style>
    <style:style style:name="T63" style:family="text">
      <style:text-properties officeooo:rsid="01fe6248"/>
    </style:style>
    <style:style style:name="T64" style:family="text">
      <style:text-properties style:text-position="super 58%" officeooo:rsid="01fe6248"/>
    </style:style>
    <style:style style:name="T65" style:family="text">
      <style:text-properties officeooo:rsid="020ac6b1"/>
    </style:style>
    <style:style style:name="T66" style:family="text">
      <style:text-properties fo:color="#000000" fo:language="en" fo:country="US" fo:font-weight="bold" officeooo:rsid="000cab81" style:font-size-asian="28pt"/>
    </style:style>
    <style:style style:name="T67" style:family="text">
      <style:text-properties fo:color="#000000" fo:language="en" fo:country="US" officeooo:rsid="000cab81" style:font-size-asian="28pt"/>
    </style:style>
    <style:style style:name="T68" style:family="text">
      <style:text-properties fo:color="#000000" fo:language="en" fo:country="US" officeooo:rsid="0211058d" style:font-size-asian="28pt"/>
    </style:style>
    <style:style style:name="T69" style:family="text">
      <style:text-properties fo:color="#000000" fo:language="en" fo:country="US" officeooo:rsid="0215d328" style:font-size-asian="28pt"/>
    </style:style>
    <style:style style:name="T70" style:family="text">
      <style:text-properties fo:color="#000000" fo:language="en" fo:country="US" fo:font-style="italic" officeooo:rsid="000cab81" style:font-size-asian="28pt"/>
    </style:style>
    <style:style style:name="T71" style:family="text">
      <style:text-properties officeooo:rsid="0215d328"/>
    </style:style>
    <style:style style:name="T72" style:family="text">
      <style:text-properties officeooo:rsid="021c9afa"/>
    </style:style>
    <style:style style:name="T73" style:family="text">
      <style:text-properties officeooo:rsid="0220b420"/>
    </style:style>
    <style:style style:name="T74" style:family="text">
      <style:text-properties officeooo:rsid="0027dd59"/>
    </style:style>
    <style:style style:name="T75" style:family="text">
      <style:text-properties officeooo:rsid="0223dd88"/>
    </style:style>
    <style:style style:name="T76" style:family="text">
      <style:text-properties officeooo:rsid="02252887"/>
    </style:style>
    <style:style style:name="T77" style:family="text">
      <style:text-properties officeooo:rsid="022d9f93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fo:font-weight="bold" officeooo:rsid="0091ff7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9"><text:note text:id="ftn1" text:note-class="footnote"><text:note-citation text:label=""></text:note-citation><text:note-body><text:p text:style-name="P59"><text:span text:style-name="T3">This <text:s/></text:span><text:span text:style-name="T4">job has not been financed on any mode</text:span><text:span text:style-name="T2">. </text:span></text:p><text:p text:style-name="P20"><text:span text:style-name="T5">Mor</text:span><text:span text:style-name="T20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48"><draw:frame draw:style-name="fr2" draw:name="Frame1" text:anchor-type="paragraph" svg:y="0.0008in" svg:width="6.5in" draw:z-index="0"><draw:text-box fo:min-height="0.0161in"><text:p text:style-name="P4">Parametric Analysis of Second Order Systems <text:span text:style-name="T65">on Closed Loop</text:span>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9">ó</text:span><text:span text:style-name="T2">n <text:s/>Flores <text:s/></text:span><text:span text:style-name="T8"><text:s/>id: 23390971</text:span></text:p></draw:text-box></draw:frame><text:span text:style-name="T21">Summary</text:span><text:span text:style-name="T26">— </text:span><text:span text:style-name="T27">the general purpose of this report is to make an analysis of autonomous second order systems on closed loop, starting from matrix “A</text:span><text:span text:style-name="T23">2x2</text:span><text:span text:style-name="T27">”, called “characteristic matrix” of the system, composed by four parameters and the entry of the system “µ</text:span><text:span text:style-name="T25">1x</text:span><text:span text:style-name="T23">2 </text:span><text:span text:style-name="T27">” </text:span><text:span text:style-name="T28">multiplied by a vector of constants </text:span><text:span text:style-name="T27">“</text:span><text:span text:style-name="T28">B</text:span><text:span text:style-name="T23">2x</text:span><text:span text:style-name="T24">1</text:span><text:span text:style-name="T27">”</text:span><text:span text:style-name="T28">,</text:span><text:span text:style-name="T27"> the</text:span><text:span text:style-name="T29">m</text:span><text:span text:style-name="T27"> analyzing and providing all the possible cases for equilibrium behavior of a second order system </text:span><text:span text:style-name="T29">on closed loop</text:span><text:span text:style-name="T27"> with their respective restrictions, this analysis is given by representing the intervals where the system </text:span><text:span text:style-name="T22">Equilibrium </text:span><text:span text:style-name="T30">has a determined behavior</text:span><text:span text:style-name="T27">.</text:span></text:p>
        <text:p text:style-name="P47"><text:span text:style-name="T33">Key words</text:span>— <text:span text:style-name="T33">Equilibrium, characteris</text:span><text:span text:style-name="T36">t</text:span><text:span text:style-name="T33">ic matrix.</text:span></text:p>
        <text:list xml:id="list2716819034" text:style-name="WWNum2">
          <text:list-header>
            <text:h text:style-name="P53" text:outline-level="1">Introduction </text:h>
          </text:list-header>
        </text:list>
        <text:p text:style-name="P40"><text:span text:style-name="T66">Control theory</text:span><text:span text:style-name="T67"> in control systems engineering is a sub-</text:span><text:span text:style-name="T69">field</text:span><text:span text:style-name="T67"> of mathematics that deals with the control of continuously operating dynamical systems in engineered processes and machines. The objective is to develop a control model for controlling such systems using a control action in an optimum manner without </text:span><text:span text:style-name="T70">delay or overshoot</text:span><text:span text:style-name="T67"> and ensuring control stability. </text:span><text:span text:style-name="T68">One of the techniques used to control the system behavior is to close the loop of the system, a system on closed loop looks as follows: <text:s/></text:span></text:p>
        <text:p text:style-name="P24"/>
        <text:p text:style-name="P23"><text:span text:style-name="T39"><draw:frame draw:style-name="fr5" draw:name="Object1" text:anchor-type="as-char" svg:y="-0.2665in" svg:width="2.0299in" svg:height="0.475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9"><text:tab/> <text:s text:c="14"/>(1.0)</text:span></text:p>
        <text:p text:style-name="P23"/>
        <text:p text:style-name="P62">In general the form of (1.0):</text:p>
        <text:p text:style-name="P62"/>
        <text:p text:style-name="P62"><text:tab/><text:tab/><text:tab/><draw:frame draw:style-name="fr5" draw:name="Object2" text:anchor-type="as-char" svg:y="-0.1508in" svg:width="0.8992in" svg:height="0.1862in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 (1.0.1)</text:p>
        <text:p text:style-name="P62"/>
        <text:p text:style-name="P64">were <text:span text:style-name="T27">µ </text:span><text:span text:style-name="T31">is called the entry of the system.</text:span></text:p>
        <text:p text:style-name="P60">Closing the loop, we will be able to control the response of the system.</text:p>
        <text:p text:style-name="P33">In these case we will analyze following system:</text:p>
        <text:p text:style-name="P33"/>
        <text:p text:style-name="P33"><text:tab/> <draw:frame draw:style-name="fr5" draw:name="Object112" text:anchor-type="as-char" svg:y="-0.2665in" svg:width="1.9752in" svg:height="0.4752in" draw:z-index="11"><draw:object xlink:href="./Object 112" xlink:type="simple" xlink:show="embed" xlink:actuate="onLoad"/><draw:image xlink:href="./ObjectReplacements/Object 112" xlink:type="simple" xlink:show="embed" xlink:actuate="onLoad"/><svg:desc>formula</svg:desc></draw:frame><text:s text:c="14"/>(1.1)</text:p>
        <text:p text:style-name="P33"/>
        <text:p text:style-name="P32">here <text:span text:style-name="T40">X</text:span><text:span text:style-name="T32">1</text:span>(t) and <text:span text:style-name="T40">X</text:span><text:span text:style-name="T32">2</text:span>(t) are unknown functions of time t, and a, b, c, d, <text:span text:style-name="T71">h and k</text:span> are constants (parameters). System (1.<text:span text:style-name="T71">1</text:span>) by itself has many practically important applications. <text:span text:style-name="T41">We could also represent system (1.1) on this form:</text:span></text:p>
        <text:p text:style-name="P22"/>
        <text:p text:style-name="P22"><draw:frame draw:style-name="fr5" draw:name="Object78" text:anchor-type="as-char" svg:y="-0.2571in" svg:width="1.3217in" svg:height="0.4783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2">(1.2)</text:span></text:p>
        <text:p text:style-name="P21"/>
        <text:p text:style-name="P21">Let us <text:span text:style-name="T42">introduce </text:span>a definition:</text:p>
        <text:p text:style-name="P21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22"><text:span text:style-name="T42"><draw:frame draw:style-name="fr5" draw:name="Object36" text:anchor-type="as-char" svg:y="-0.1484in" svg:width="0.5772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2">(1.3)</text:span></text:p>
        <text:p text:style-name="P22"/>
        <text:p text:style-name="P21">Eigen vectors are not unique, and it is easy to see that if we multiply it by an arbitrary constant <text:span text:style-name="T9">k</text:span> we get another eigen vector corresponding to the same eigen value. Indeed by multiplying (1.<text:span text:style-name="T42">3</text:span>) by k we get:</text:p>
        <text:p text:style-name="P22"><draw:frame draw:style-name="fr5" draw:name="Object37" text:anchor-type="as-char" svg:y="-0.1484in" svg:width="0.7016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2"/>
        <text:p text:style-name="P21">therefore, we can say that <text:span text:style-name="T9">kv</text:span> is also an eigen vector of (<text:span text:style-name="T42">1.3</text:span>) corresponding to eigen value <text:span text:style-name="T9">λ</text:span>.</text:p>
        <text:p text:style-name="P25">Eigen values can be calculated as following:</text:p>
        <text:p text:style-name="P25"/>
        <text:p text:style-name="P25"><draw:frame draw:style-name="fr5" draw:name="Object3" text:anchor-type="as-char" svg:y="-0.172in" svg:width="3.5354in" svg:height="0.2193in" draw:z-index="14"><draw:object xlink:href="./Object 10" xlink:type="simple" xlink:show="embed" xlink:actuate="onLoad"/><draw:image xlink:href="./ObjectReplacements/Object 10" xlink:type="simple" xlink:show="embed" xlink:actuate="onLoad"/></draw:frame>(1.<text:span text:style-name="T72">4</text:span>)</text:p>
        <text:p text:style-name="P25"/>
        <text:p text:style-name="P27">finally solving (1.<text:span text:style-name="T73">4</text:span>) for <text:s/><text:span text:style-name="T9">λ</text:span> we have:</text:p>
        <text:p text:style-name="P25"/>
        <text:p text:style-name="P25"><draw:frame draw:style-name="fr5" draw:name="Object4" text:anchor-type="as-char" svg:y="-0.2965in" svg:width="3.898in" svg:height="0.445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61">(1.5)</text:span></text:p>
        <text:p text:style-name="P61"/>
        <text:p text:style-name="P34"><text:span text:style-name="T74">In order to analyze </text:span><text:span text:style-name="T33">Equilibrium</text:span><text:span text:style-name="T74"> points and their behavior it is necessary to study eigen values of the matrix A. </text:span></text:p>
        <text:p text:style-name="P26"/>
        <text:p text:style-name="P28"/>
        <text:p text:style-name="P29"><text:s/></text:p>
        <text:p text:style-name="P30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66"><draw:frame draw:style-name="fr4" draw:name="Frame4" text:anchor-type="paragraph" svg:x="0.0154in" svg:y="0.1154in" svg:width="8.7465in" draw:z-index="4"><draw:text-box fo:min-height="0.8429in"><text:h text:style-name="P54" text:outline-level="1" text:is-list-header="true">Parametric Analysis of different cases <text:s/>of equilibrium behavior <text:s/><text:span text:style-name="T75">with a system on closed loop</text:span></text:h><text:p text:style-name="P44">Given: <text:span text:style-name="T56">(1.1) and (1.5), we can classify several </text:span><text:span text:style-name="T35">equilibrium behaviors</text:span><text:span text:style-name="T55">: </text:span></text:p><text:p text:style-name="P35">1.- <text:s text:c="3"/><text:span text:style-name="T9">Spiral Sink</text:span> <draw:frame draw:style-name="fr5" draw:name="Object6" text:anchor-type="as-char" svg:y="-0.172in" svg:width="3.5543in" svg:height="0.2193in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1"><text:tab/><text:span text:style-name="T43">result</text:span><text:span text:style-name="T34">: </text:span></text:p><text:p text:style-name="P5"><draw:frame draw:style-name="fr5" draw:name="Object5" text:anchor-type="as-char" svg:y="-0.172in" svg:width="6.5134in" svg:height="0.2193in" draw:z-index="16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6.3571in" svg:height="0.2193in" draw:z-index="19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6.3335in" svg:height="0.2193in" draw:z-index="20"><draw:object xlink:href="./Object 8" xlink:type="simple" xlink:show="embed" xlink:actuate="onLoad"/><draw:image xlink:href="./ObjectReplacements/Object 8" xlink:type="simple" xlink:show="embed" xlink:actuate="onLoad"/></draw:frame></text:p><text:p text:style-name="P6"><draw:frame draw:style-name="fr5" draw:name="Object10" text:anchor-type="as-char" svg:y="-0.1484in" svg:width="0.5965in" svg:height="0.1839in" draw:z-index="21"><draw:object xlink:href="./Object 9" xlink:type="simple" xlink:show="embed" xlink:actuate="onLoad"/><draw:image xlink:href="./ObjectReplacements/Object 9" xlink:type="simple" xlink:show="embed" xlink:actuate="onLoad"/></draw:frame></text:p><text:p text:style-name="P7"><text:span text:style-name="T43">finally</text:span>:</text:p><text:p text:style-name="P7"><draw:frame draw:style-name="fr5" draw:name="Object8" text:anchor-type="as-char" svg:y="-0.152in" svg:width="1.1071in" svg:height="0.2in" draw:z-index="22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2">2.- <text:span text:style-name="T9">Nodal Sink</text:span> <draw:frame draw:style-name="fr5" draw:name="Object11" text:anchor-type="as-char" svg:y="-0.172in" svg:width="3.9673in" svg:height="0.2327in" draw:z-index="23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44">result:</text:span></text:p><text:p text:style-name="P10"><draw:frame draw:style-name="fr5" draw:name="Object12" text:anchor-type="as-char" svg:y="-0.172in" svg:width="7.0075in" svg:height="0.2193in" draw:z-index="26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26in" svg:width="4.7409in" svg:height="0.2102in" draw:z-index="27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52in" svg:width="1.5256in" svg:height="0.2in" draw:z-index="28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6.6398in" svg:height="0.2193in" draw:z-index="30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52in" svg:width="2.6925in" svg:height="0.2in" draw:z-index="31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6.3283in" svg:height="0.2193in" draw:z-index="32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52in" svg:width="3.3299in" svg:height="0.2in" draw:z-index="33"><draw:object xlink:href="./Object 22" xlink:type="simple" xlink:show="embed" xlink:actuate="onLoad"/><draw:image xlink:href="./ObjectReplacements/Object 22" xlink:type="simple" xlink:show="embed" xlink:actuate="onLoad"/></draw:frame></text:p><text:p text:style-name="P9">finally:</text:p><text:p text:style-name="P9"><draw:frame draw:style-name="fr5" draw:name="Object19" text:anchor-type="as-char" svg:y="-0.1228in" svg:width="0.648in" svg:height="0.1654in" draw:z-index="34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4">3.- <text:span text:style-name="T9">Spiral Source </text:span><text:span text:style-name="T9"><draw:frame draw:style-name="fr5" draw:name="Object20" text:anchor-type="as-char" svg:y="-0.172in" svg:width="3.6701in" svg:height="0.2193in" draw:z-index="35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4"><text:tab/>result:</text:p><text:p text:style-name="P14"><draw:frame draw:style-name="fr5" draw:name="Object21" text:anchor-type="as-char" svg:y="-0.172in" svg:width="5.7866in" svg:height="0.2193in" draw:z-index="36"><draw:object xlink:href="./Object 28" xlink:type="simple" xlink:show="embed" xlink:actuate="onLoad"/><draw:image xlink:href="./ObjectReplacements/Object 28" xlink:type="simple" xlink:show="embed" xlink:actuate="onLoad"/></draw:frame></text:p><text:p text:style-name="P14"><draw:frame draw:style-name="fr5" draw:name="Object22" text:anchor-type="as-char" svg:y="-0.172in" svg:width="7.2236in" svg:height="0.2193in" draw:z-index="37"><draw:object xlink:href="./Object 30" xlink:type="simple" xlink:show="embed" xlink:actuate="onLoad"/><draw:image xlink:href="./ObjectReplacements/Object 30" xlink:type="simple" xlink:show="embed" xlink:actuate="onLoad"/></draw:frame></text:p><text:p text:style-name="P14"><draw:frame draw:style-name="fr5" draw:name="Object23" text:anchor-type="as-char" svg:y="-0.172in" svg:width="6.4591in" svg:height="0.2193in" draw:z-index="38"><draw:object xlink:href="./Object 31" xlink:type="simple" xlink:show="embed" xlink:actuate="onLoad"/><draw:image xlink:href="./ObjectReplacements/Object 31" xlink:type="simple" xlink:show="embed" xlink:actuate="onLoad"/></draw:frame></text:p><text:p text:style-name="P14"><draw:frame draw:style-name="fr5" draw:name="Object24" text:anchor-type="as-char" svg:y="-0.152in" svg:width="0.9307in" svg:height="0.2in" draw:z-index="39"><draw:object xlink:href="./Object 32" xlink:type="simple" xlink:show="embed" xlink:actuate="onLoad"/><draw:image xlink:href="./ObjectReplacements/Object 32" xlink:type="simple" xlink:show="embed" xlink:actuate="onLoad"/></draw:frame></text:p><text:p text:style-name="P15">finally:</text:p><text:p text:style-name="P9"><draw:frame draw:style-name="fr5" draw:name="Object25" text:anchor-type="as-char" svg:y="-0.1201in" svg:width="0.378in" svg:height="0.1307in" draw:z-index="40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0"><text:soft-page-break/></text:p>
        <text:p text:style-name="P30"><draw:frame draw:style-name="fr4" draw:name="Frame5" text:anchor-type="paragraph" svg:x="0.0154in" svg:y="0.048in" svg:width="8.7465in" draw:z-index="5"><draw:text-box fo:min-height="0.8429in"><text:p text:style-name="P35">4.-<text:span text:style-name="T9">Nodal Source</text:span> <draw:frame draw:style-name="fr5" draw:name="Object26" text:anchor-type="as-char" svg:y="-0.172in" svg:width="3.9673in" svg:height="0.2327in" draw:z-index="41"><draw:object xlink:href="./Object 36" xlink:type="simple" xlink:show="embed" xlink:actuate="onLoad"/><draw:image xlink:href="./ObjectReplacements/Object 36" xlink:type="simple" xlink:show="embed" xlink:actuate="onLoad"/></draw:frame></text:p><text:p text:style-name="P41"><text:tab/><text:span text:style-name="T43">result</text:span><text:span text:style-name="T34">: </text:span></text:p><text:p text:style-name="P5"><draw:frame draw:style-name="fr5" draw:name="Object27" text:anchor-type="as-char" svg:y="-0.172in" svg:width="7.7661in" svg:height="0.2193in" draw:z-index="46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7465in" svg:height="0.2193in" draw:z-index="47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52in" svg:width="4.1638in" svg:height="0.2in" draw:z-index="48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626in" svg:width="4.7047in" svg:height="0.2102in" draw:z-index="49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72in" svg:width="6.9193in" svg:height="0.2193in" draw:z-index="50"><draw:object xlink:href="./Object 61" xlink:type="simple" xlink:show="embed" xlink:actuate="onLoad"/><draw:image xlink:href="./ObjectReplacements/Object 61" xlink:type="simple" xlink:show="embed" xlink:actuate="onLoad"/></draw:frame></text:p><text:p text:style-name="P7"><text:span text:style-name="T43">finally</text:span>:</text:p><text:p text:style-name="P7"><draw:frame draw:style-name="fr5" draw:name="Object31" text:anchor-type="as-char" svg:y="-0.1201in" svg:width="0.3783in" svg:height="0.1307in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2"><text:span text:style-name="T48">5</text:span>.- <text:span text:style-name="T11">Saddle</text:span><text:span text:style-name="T79"> </text:span><text:span text:style-name="T78"><draw:frame draw:style-name="fr5" draw:name="Object32" text:anchor-type="as-char" svg:y="-0.172in" svg:width="3.4654in" svg:height="0.2327in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<text:p text:style-name="P7"><text:tab/><text:span text:style-name="T44">result:</text:span></text:p><text:p text:style-name="P10"><draw:frame draw:style-name="fr5" draw:name="Object33" text:anchor-type="as-char" svg:y="-0.172in" svg:width="7.0075in" svg:height="0.2193in" draw:z-index="53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54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228in" svg:width="0.648in" svg:height="0.1654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4"><text:span text:style-name="T49">6</text:span>.- <text:span text:style-name="T12">Center</text:span><text:span text:style-name="T9"> </text:span><text:span text:style-name="T9"><draw:frame draw:style-name="fr5" draw:name="Object56" text:anchor-type="as-char" svg:y="-0.172in" svg:width="3.6953in" svg:height="0.2193in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4"><text:tab/>result:</text:p><text:p text:style-name="P14"><draw:frame draw:style-name="fr5" draw:name="Object57" text:anchor-type="as-char" svg:y="-0.172in" svg:width="3.1598in" svg:height="0.2193in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4"><draw:frame draw:style-name="fr5" draw:name="Object58" text:anchor-type="as-char" svg:y="-0.152in" svg:width="0.8807in" svg:height="0.2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4"/><text:p text:style-name="P15">finally:</text:p><text:p text:style-name="P9"><draw:frame draw:style-name="fr5" draw:name="Object61" text:anchor-type="as-char" svg:y="-0.1228in" svg:width="0.4201in" svg:height="0.1646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/>
        <text:p text:style-name="P30"><draw:frame draw:style-name="fr4" draw:name="Frame6" text:anchor-type="paragraph" svg:x="-0.0909in" svg:y="0.0728in" svg:width="8.7465in" draw:z-index="6"><draw:text-box fo:min-height="0.8429in"><text:p text:style-name="P35"><text:span text:style-name="T50">7</text:span>.-<text:span text:style-name="T13">Degenerate </text:span><text:span text:style-name="T9">Nodal Source</text:span> <draw:frame draw:style-name="fr5" draw:name="Object51" text:anchor-type="as-char" svg:y="-0.172in" svg:width="5.0484in" svg:height="0.2327in" draw:z-index="61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41"><text:tab/><text:span text:style-name="T43">result</text:span><text:span text:style-name="T34">: </text:span></text:p><text:p text:style-name="P5"><draw:frame draw:style-name="fr5" draw:name="Object52" text:anchor-type="as-char" svg:y="-0.172in" svg:width="7.848in" svg:height="0.2193in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65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66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43">finally</text:span>:</text:p><text:p text:style-name="P7"><draw:frame draw:style-name="fr5" draw:name="Object63" text:anchor-type="as-char" svg:y="-0.1201in" svg:width="0.3783in" svg:height="0.1307in" draw:z-index="67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3"><text:span text:style-name="T51">8</text:span>.- <text:span text:style-name="T13">Degenerate </text:span><text:span text:style-name="T14">Nodal </text:span><text:span text:style-name="T15">Sink</text:span><text:span text:style-name="T14"> </text:span><text:span text:style-name="T14"><draw:frame draw:style-name="fr5" draw:name="Object64" text:anchor-type="as-char" svg:y="-0.172in" svg:width="5.0484in" svg:height="0.2327in" draw:z-index="6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44">result:</text:span></text:p><text:p text:style-name="P10"><draw:frame draw:style-name="fr5" draw:name="Object65" text:anchor-type="as-char" svg:y="-0.172in" svg:width="6.1846in" svg:height="0.2193in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1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4"><draw:frame draw:style-name="fr5" draw:name="Object73" text:anchor-type="as-char" svg:y="-0.152in" svg:width="1.2047in" svg:height="0.2in" draw:z-index="72"><draw:object xlink:href="./Object 72" xlink:type="simple" xlink:show="embed" xlink:actuate="onLoad"/><draw:image xlink:href="./ObjectReplacements/Object 72" xlink:type="simple" xlink:show="embed" xlink:actuate="onLoad"/></draw:frame></text:p><text:p text:style-name="P14"><draw:frame draw:style-name="fr5" draw:name="Object74" text:anchor-type="as-char" svg:y="-0.1484in" svg:width="0.5819in" svg:height="0.1839in" draw:z-index="73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45">finally</text:span>:</text:p><text:p text:style-name="P9"><draw:frame draw:style-name="fr5" draw:name="Object68" text:anchor-type="as-char" svg:y="-0.152in" svg:width="1.3181in" svg:height="0.2in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4"><text:span text:style-name="T52">9</text:span>.- <text:span text:style-name="T16">Unstable Saddle Node</text:span><text:span text:style-name="T9"> </text:span><text:span text:style-name="T9"><draw:frame draw:style-name="fr5" draw:name="Object69" text:anchor-type="as-char" svg:y="-0.152in" svg:width="5.1764in" svg:height="0.2134in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4"><text:tab/>result:</text:p><text:p text:style-name="P14"><draw:frame draw:style-name="fr5" draw:name="Object70" text:anchor-type="as-char" svg:y="-0.172in" svg:width="8.6193in" svg:height="0.2193in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4"><draw:frame draw:style-name="fr5" draw:name="Object71" text:anchor-type="as-char" svg:y="-0.152in" svg:width="4.7307in" svg:height="0.2in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4"/><text:p text:style-name="P15">finally:</text:p><text:p text:style-name="P9"><draw:frame draw:style-name="fr5" draw:name="Object72" text:anchor-type="as-char" svg:y="-0.1228in" svg:width="0.4201in" svg:height="0.1646in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/text:p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/>
        <text:p text:style-name="P30"/>
        <text:h text:style-name="P56" text:outline-level="1" text:is-list-header="true"><draw:frame draw:style-name="fr4" draw:name="Frame7" text:anchor-type="paragraph" svg:x="0.0236in" svg:y="0.0728in" svg:width="8.7465in" draw:z-index="7"><draw:text-box fo:min-height="0.8429in"><text:p text:style-name="P36"><text:span text:style-name="T53">10</text:span>.-<text:span text:style-name="T17">S</text:span><text:span text:style-name="T46">table Saddle Node</text:span><text:span text:style-name="T47"> </text:span><text:span text:style-name="T47"><draw:frame draw:style-name="fr5" draw:name="Object75" text:anchor-type="as-char" svg:y="-0.152in" svg:width="5.1764in" svg:height="0.2134in" draw:z-index="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41"><text:tab/><text:span text:style-name="T43">result</text:span><text:span text:style-name="T34">: </text:span></text:p><text:p text:style-name="P5"><draw:frame draw:style-name="fr5" draw:name="Object76" text:anchor-type="as-char" svg:y="-0.172in" svg:width="8.6193in" svg:height="0.2193in" draw:z-index="9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43">finally</text:span>:</text:p><text:p text:style-name="P7"><draw:frame draw:style-name="fr5" draw:name="Object81" text:anchor-type="as-char" svg:y="-0.1228in" svg:width="0.4201in" svg:height="0.1646in" draw:z-index="24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3"><text:span text:style-name="T54">11</text:span>.- <text:span text:style-name="T18">Both Eigen Values are 0</text:span><text:span text:style-name="T14"> </text:span><text:span text:style-name="T14"><draw:frame draw:style-name="fr5" draw:name="Object82" text:anchor-type="as-char" svg:y="-0.1484in" svg:width="0.7228in" svg:height="0.2091in" draw:z-index="2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44">result:</text:span></text:p><text:p text:style-name="P10"><draw:frame draw:style-name="fr5" draw:name="Object83" text:anchor-type="as-char" svg:y="-0.172in" svg:width="5.4335in" svg:height="0.2193in" draw:z-index="42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047in" svg:height="0.2in" draw:z-index="43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44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45">finally</text:span>:</text:p><text:p text:style-name="P9"><draw:frame draw:style-name="fr5" draw:name="Object88" text:anchor-type="as-char" svg:y="-0.1256in" svg:width="0.6429in" svg:height="0.1673in" draw:z-index="45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9"/><text:p text:style-name="P52"/><text:p text:style-name="P43"/><text:p text:style-name="P42"><text:s/></text:p><text:p text:style-name="P11"/><text:p text:style-name="P9"/><text:p text:style-name="P9"/></draw:text-box></draw:frame></text:h>
        <text:h text:style-name="P58" text:outline-level="1" text:is-list-header="true"><text:span text:style-name="T60">conclusions</text:span> </text:h>
        <text:p text:style-name="P50">We have found all possible types of equilibrium which can occur in 2D systems: saddle, non-stable node, stable node, center, non-stable spiral and stable spiral. By analyzing <text:s/><text:span text:style-name="T76">eigen values of the selected system.</text:span></text:p>
        <text:p text:style-name="P51">With the ranges exposed above we are able to determine the behavior of the system once we close the loop on a second order system with the entry specified above, <text:span text:style-name="T77">with this and according with the control theory we could modify systems to give a certain wanted behavior. For example closing the loop will allow us to make a system that is not stable, stable by changing the equilibrium behavior from a source to a sink, this is very useful on a lot of topics.</text:span></text:p>
        <text:p text:style-name="P46">These results are applicable to any linear system which can be expressed in the form <text:span text:style-name="T76">of system (1.1)</text:span>.</text:p>
        <text:h text:style-name="P55" text:outline-level="1" text:is-list-header="true">references </text:h>
        <text:p text:style-name="P45"/>
        <text:p text:style-name="P17"><text:span text:style-name="T37">[1] KATSUHIKO. O. (2010). “Modern Control Engineering”. 5Fh </text:span><text:span text:style-name="T38">E</text:span><text:span text:style-name="T37">dition. </text:span>Tokyo, Univ. of Tokyo Press.</text:p>
        <text:p text:style-name="P18">[2]<text:span text:style-name="T62">GENE.</text:span> F, <text:span text:style-name="T62">POWELL. J.(2009) “</text:span>Feedback Control of Dynamic Systems”. 6th Edition. Prentice Hall.</text:p>
        <text:p text:style-name="P19">[3]P<text:span text:style-name="T63">ANFILOV. A.(2010). </text:span>“<text:span text:style-name="T63">Qualitative Analysis of Differential Equations”. 1</text:span><text:span text:style-name="T64">st</text:span><text:span text:style-name="T63"> Edition. Utrecht University, Utrecht.</text:span></text:p>
        <text:p text:style-name="P19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6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5</meta:editing-cycles>
    <meta:creation-date>2018-11-15T22:30:48.324626679</meta:creation-date>
    <meta:editing-duration>PT11H58M31S</meta:editing-duration>
    <meta:generator>LibreOffice/6.0.7.3$Linux_X86_64 LibreOffice_project/00m0$Build-3</meta:generator>
    <dc:date>2019-01-20T18:11:58.593285057</dc:date>
    <meta:document-statistic meta:table-count="0" meta:image-count="0" meta:object-count="72" meta:page-count="6" meta:paragraph-count="128" meta:word-count="687" meta:character-count="4249" meta:non-whitespace-character-count="354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row>
                          <mi>d</mi>
                          <mo stretchy="false">−</mo>
                          <mi>b</mi>
                        </mrow>
                        <mrow>
                          <mo fence="true" stretchy="false">(</mo>
                          <mrow>
                            <mrow>
                              <mi>c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(a+h) + d)} over {2}+- {Sqrt(((a+h) + d)^2 - 4 ((a+h)d - b(c+k)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Det (A - Iλ) = λ ^ 2 - ((a+h) + d)λ  + ((a+h)d - b(c+k)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(a + h)+ d)^2-4((a + h)d-b(c + k)) &gt; 0 and λ_1 λ_2 &gt; 0 and
λ_1 + λ_2 &lt;0</annotation>
  </semantics>
</math>
</file>

<file path=Object 11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0}right]
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µ</mi>
      </mrow>
    </mrow>
    <annotation encoding="StarMath 5.0">dot X = AX + Bµ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&lt; 0 and ((a+h)+d) &gt; 0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row>
            <mn>0</mn>
            <mo stretchy="false">∧</mo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  <mo stretchy="false">+</mo>
          <mi>d</mi>
        </mrow>
        <mo stretchy="false">&lt;</mo>
        <mn>0</mn>
      </mrow>
    </mrow>
    <annotation encoding="StarMath 5.0">((a + h)+ d)^2-4((a + h)d-b(c + k)) &lt; 0 and (a+h)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(a + h)+ d)^2-4((a + h)d-b(c + k)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c</mi>
                  <mo stretchy="false">&g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d &gt; a + 2 Sqrt-bc) or (-(a^2/b) &lt; c &lt;= 0 and ((b c)/a &lt; d &lt; a - 2 Sqrt-bc or d &gt; a + 2 Sqrt-bc)) or (c &gt; 0 and d &gt; (b c)/a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c</mi>
                  <mo stretchy="false">&l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n>0</mn>
                  <mo stretchy="false">≤</mo>
                  <mi>c</mi>
                  <mo stretchy="false">&lt;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c</mi>
                    <mo stretchy="false">≥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c &lt; 0 and d &gt; (b c)/a) or (0 &lt;= c &lt; -(a^2/b) and ((b c)/a &lt; d &lt; a - 2 Sqrt-bc or d &gt; a + 2 Sqrt-bc)) or (c &gt;= -(a^2/b) and d &gt; a + 2 Sqrt-bc))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n>0</mn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∨</mo>
                                    <mi>d</mi>
                                  </mrow>
                                  <mo stretchy="false">&gt;</mo>
                                  <mi>a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α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gt; 0 and ((b &lt; 0 and %beta) or (b = 0 and (0 &lt; d &lt; a or d &gt; a)) or (b &gt; 0 and %alpha)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row>
          <mo fence="true" stretchy="false">(</mo>
          <mrow>
            <mrow>
              <mi>a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l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g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g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l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δ</mi>
      </mrow>
    </mrow>
    <annotation encoding="StarMath 5.0">%theta = (a = 0 and ((b &lt; 0 and c &gt; 0 and d &gt; 2 Sqrt-bc) or (b &gt; 0 and c &lt; 0 and d &gt; 2 Sqrt-bc))) or %delta</annotation>
  </semantics>
</math>
</file>

<file path=Object 4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(a + h)+ d)^2-4((a + h)d-b(c + k)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= 0 and λ_12 = ((a+h)+d)/2 and ((a+h)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n>2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c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(a + h)x_1  + bx_2 #
    dot x_2 = (c + k)x_1 + dx_2
  }
right none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(a + h)+ d)^2-4((a + h)d-b(c + k)) &lt; 0 and ((a+h)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(a + h)+ d)^2-4((a + h)d-b(c + k)) = 0 and λ_12 = ((a+h)+d)/2 and ((a+h)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gt; 0, λ_1 = 0, λ_2 = ( (a+h)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x_2}right]
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lt; 0, λ_1 = 0, λ_2 = ( (a+h)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or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